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f13" officeooo:paragraph-rsid="00075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ca por lis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24:39.156954993</meta:creation-date>
    <dc:date>2023-05-16T11:07:49.314129880</dc:date>
    <meta:editing-duration>PT1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